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ontact_list">
        <table:table-row>
          <table:table-cell office:value-type="string">
            <text:p>nithin</text:p>
          </table:table-cell>
          <table:table-cell office:value-type="string">
            <text:p>nithin@gmail</text:p>
          </table:table-cell>
          <table:table-cell office:value-type="string">
            <text:p/>
          </table:table-cell>
        </table:table-row>
        <table:table-row>
          <table:table-cell office:value-type="string">
            <text:p>teja</text:p>
          </table:table-cell>
          <table:table-cell office:value-type="string">
            <text:p>teja@gmail</text:p>
          </table:table-cell>
          <table:table-cell office:value-type="string">
            <text:p/>
          </table:table-cell>
        </table:table-row>
        <table:table-row>
          <table:table-cell office:value-type="string">
            <text:p>nani</text:p>
          </table:table-cell>
          <table:table-cell office:value-type="string">
            <text:p>nani@gmail</text:p>
          </table:table-cell>
          <table:table-cell office:value-type="string">
            <text:p/>
          </table:table-cell>
        </table:table-row>
        <table:table-row>
          <table:table-cell office:value-type="string">
            <text:p>nith</text:p>
          </table:table-cell>
          <table:table-cell office:value-type="string">
            <text:p>nithi@gmail</text:p>
          </table:table-cell>
          <table:table-cell office:value-type="string">
            <text:p/>
          </table:table-cell>
        </table:table-row>
        <table:table-row>
          <table:table-cell office:value-type="string">
            <text:p>kola</text:p>
          </table:table-cell>
          <table:table-cell office:value-type="string">
            <text:p>kola@gmail</text:p>
          </table:table-cell>
          <table:table-cell office:value-type="string">
            <text:p>Enter details you need about our site here...</text:p>
          </table:table-cell>
        </table:table-row>
        <table:table-row>
          <table:table-cell office:value-type="string">
            <text:p>sri</text:p>
          </table:table-cell>
          <table:table-cell office:value-type="string">
            <text:p>sri@gmail.com</text:p>
          </table:table-cell>
          <table:table-cell office:value-type="string">
            <text:p>Enter details you need about our site here...</text:p>
          </table:table-cell>
        </table:table-row>
        <table:table-row>
          <table:table-cell office:value-type="string">
            <text:p>r</text:p>
          </table:table-cell>
          <table:table-cell office:value-type="string">
            <text:p>r@gmail.com</text:p>
          </table:table-cell>
          <table:table-cell office:value-type="string">
            <text:p>Enter details you need about our site here...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5.1</meta:generator>
    <meta:initial-creator>phpMyAdmin 4.5.5.1</meta:initial-creator>
    <meta:creation-date>2019-06-02T20:08:59</meta:creation-date>
  </office:meta>
</office:document-meta>
</file>